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2.0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9" style:family="table-cell" style:parent-style-name="Default" style:data-style-name="N151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45"/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1021" table:default-cell-style-name="ce27"/>
        <table:table-column table:style-name="co5" table:number-columns-repeated="15360"/>
        <table:table-row table:style-name="ro1">
          <table:table-cell table:style-name="ce26" office:value-type="string" calcext:value-type="string">
            <text:p>Description:</text:p>
          </table:table-cell>
          <table:table-cell table:style-name="ce26" office:value-type="string" calcext:value-type="string">
            <text:p>E coli model with 10 reaction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Units:</text:p>
          </table:table-cell>
          <table:table-cell table:style-name="ce26" table:number-columns-repeated="2"/>
          <table:table-cell table:number-columns-repeated="1021"/>
        </table:table-row>
        <table:table-row table:style-name="ro1">
          <table:table-cell table:style-name="ce26" office:value-type="string" calcext:value-type="string">
            <text:p>Km</text:p>
          </table:table-cell>
          <table:table-cell table:style-name="ce26" office:value-type="string" calcext:value-type="string">
            <text:p>g/L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office:value-type="string" calcext:value-type="string">
            <text:p>kcat</text:p>
          </table:table-cell>
          <table:table-cell table:style-name="ce26" office:value-type="string" calcext:value-type="string">
            <text:p>1/h</text:p>
          </table:table-cell>
          <table:table-cell table:style-name="ce26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rho</text:p>
          </table:table-cell>
          <table:table-cell table:style-name="ce26" office:value-type="string" calcext:value-type="string">
            <text:p>g/L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Sheets: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A</text:p>
          </table:table-cell>
          <table:table-cell table:style-name="ce26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kcat</text:p>
          </table:table-cell>
          <table:table-cell table:style-name="ce26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26" office:value-type="string" calcext:value-type="string">
            <text:p>conditions</text:p>
          </table:table-cell>
          <table:table-cell table:style-name="ce26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7" table:default-cell-style-name="ce28"/>
        <table:table-column table:style-name="co4" table:number-columns-repeated="1008" table:default-cell-style-name="ce27"/>
        <table:table-column table:style-name="co12" table:number-columns-repeated="3" table:default-cell-style-name="ce27"/>
        <table:table-column table:style-name="co12" table:number-columns-repeated="3" table:default-cell-style-name="ce33"/>
        <table:table-column table:style-name="co5" table:number-columns-repeated="15362" table:default-cell-style-name="ce33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PREC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0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-0.2" calcext:value-type="float">
            <text:p>-0.2</text:p>
          </table:table-cell>
          <table:table-cell table:style-name="ce9" office:value-type="float" office:value="-0.5" calcext:value-type="float">
            <text:p>-0.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5" calcext:value-type="float">
            <text:p>0.5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-0.6" calcext:value-type="float">
            <text:p>-0.6</text:p>
          </table:table-cell>
          <table:table-cell table:style-name="ce9" office:value-type="float" office:value="-0.8" calcext:value-type="float">
            <text:p>-0.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8" calcext:value-type="float">
            <text:p>0.8</text:p>
          </table:table-cell>
          <table:table-cell table:style-name="ce25" office:value-type="float" office:value="-0.5" calcext:value-type="float">
            <text:p>-0.5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33" table:number-columns-repeated="6"/>
          <table:table-cell table:style-name="ce11"/>
          <table:table-cell table:number-columns-repeated="16376"/>
        </table:table-row>
        <table:table-row table:style-name="ro1">
          <table:table-cell/>
          <table:table-cell table:style-name="ce33" table:number-columns-repeated="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7"/>
        <table:table-column table:style-name="co8" table:number-columns-repeated="5" table:default-cell-style-name="ce27"/>
        <table:table-column table:style-name="co4" table:number-columns-repeated="3" table:default-cell-style-name="ce27"/>
        <table:table-column table:style-name="co9" table:default-cell-style-name="ce27"/>
        <table:table-column table:style-name="co10" table:default-cell-style-name="ce27"/>
        <table:table-column table:style-name="co14" table:default-cell-style-name="ce27"/>
        <table:table-column table:style-name="co4" table:number-columns-repeated="1003" table:default-cell-style-name="ce27"/>
        <table:table-column table:style-name="co12" table:number-columns-repeated="7" table:default-cell-style-name="ce27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PREC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/>
          <table:table-cell table:style-name="ce44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3" table:default-cell-style-name="ce33"/>
        <table:table-column table:style-name="co8" table:default-cell-style-name="ce27"/>
        <table:table-column table:style-name="co1" table:number-columns-repeated="7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0" table:default-cell-style-name="ce33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PREC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/>
          <table:table-cell table:style-name="ce44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8"/>
        <table:table-column table:style-name="co15" table:default-cell-style-name="ce28"/>
        <table:table-column table:style-name="co8" table:number-columns-repeated="5" table:default-cell-style-name="ce28"/>
        <table:table-column table:style-name="co4" table:number-columns-repeated="3" table:default-cell-style-name="ce28"/>
        <table:table-column table:style-name="co9" table:default-cell-style-name="ce28"/>
        <table:table-column table:style-name="co10" table:default-cell-style-name="ce28"/>
        <table:table-column table:style-name="co14" table:default-cell-style-name="ce28"/>
        <table:table-column table:style-name="co4" table:default-cell-style-name="ce28"/>
        <table:table-column table:style-name="co4" table:number-columns-repeated="1001" table:default-cell-style-name="ce27"/>
        <table:table-column table:style-name="co12" table:number-columns-repeated="7" table:default-cell-style-name="ce27"/>
        <table:table-column table:style-name="co6" table:default-cell-style-name="ce27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PREC</text:p>
          </table:table-cell>
          <table:table-cell table:style-name="ce46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30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8"/>
        <table:table-column table:style-name="co6" table:number-columns-repeated="984" table:default-cell-style-name="ce27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number-columns-repeated="962"/>
        </table:table-row>
        <table:table-row table:style-name="ro1">
          <table:table-cell table:style-name="ce44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28" table:formula="of:=[.E3]/1.35" office:value-type="float" office:value="0.301068227705427" calcext:value-type="float">
            <text:p>0.301068227705427</text:p>
          </table:table-cell>
          <table:table-cell table:style-name="ce28" table:formula="of:=[.F3]/1.35" office:value-type="float" office:value="0.22301350200402" calcext:value-type="float">
            <text:p>0.22301350200402</text:p>
          </table:table-cell>
          <table:table-cell table:style-name="ce28" table:formula="of:=[.G3]/1.35" office:value-type="float" office:value="0.165195186669645" calcext:value-type="float">
            <text:p>0.165195186669645</text:p>
          </table:table-cell>
          <table:table-cell table:style-name="ce28" table:formula="of:=[.H3]/1.35" office:value-type="float" office:value="0.122366804940477" calcext:value-type="float">
            <text:p>0.122366804940477</text:p>
          </table:table-cell>
          <table:table-cell table:style-name="ce28" table:formula="of:=[.I3]/1.35" office:value-type="float" office:value="0.090642077733687" calcext:value-type="float">
            <text:p>0.090642077733687</text:p>
          </table:table-cell>
          <table:table-cell table:style-name="ce28" table:formula="of:=[.J3]/1.35" office:value-type="float" office:value="0.0671422798027311" calcext:value-type="float">
            <text:p>0.0671422798027311</text:p>
          </table:table-cell>
          <table:table-cell table:style-name="ce28" table:formula="of:=[.K3]/1.35" office:value-type="float" office:value="0.0497350220760971" calcext:value-type="float">
            <text:p>0.0497350220760971</text:p>
          </table:table-cell>
          <table:table-cell table:style-name="ce28" table:formula="of:=[.L3]/1.35" office:value-type="float" office:value="0.0368407570934053" calcext:value-type="float">
            <text:p>0.0368407570934053</text:p>
          </table:table-cell>
          <table:table-cell table:style-name="ce28" table:formula="of:=[.M3]/1.35" office:value-type="float" office:value="0.0272894496988187" calcext:value-type="float">
            <text:p>0.0272894496988187</text:p>
          </table:table-cell>
          <table:table-cell table:style-name="ce28" table:formula="of:=[.N3]/1.35" office:value-type="float" office:value="0.0202144071843102" calcext:value-type="float">
            <text:p>0.0202144071843102</text:p>
          </table:table-cell>
          <table:table-cell table:style-name="ce28" table:formula="of:=[.O3]/1.35" office:value-type="float" office:value="0.0149736349513409" calcext:value-type="float">
            <text:p>0.0149736349513409</text:p>
          </table:table-cell>
          <table:table-cell table:style-name="ce28" table:formula="of:=[.P3]/1.35" office:value-type="float" office:value="0.0110915814454377" calcext:value-type="float">
            <text:p>0.0110915814454377</text:p>
          </table:table-cell>
          <table:table-cell table:style-name="ce28" table:formula="of:=[.Q3]/1.35" office:value-type="float" office:value="0.00821598625587976" calcext:value-type="float">
            <text:p>0.00821598625587976</text:p>
          </table:table-cell>
          <table:table-cell table:style-name="ce28" table:formula="of:=[.R3]/1.35" office:value-type="float" office:value="0.00608591574509611" calcext:value-type="float">
            <text:p>0.00608591574509611</text:p>
          </table:table-cell>
          <table:table-cell table:style-name="ce28" table:formula="of:=[.S3]/1.35" office:value-type="float" office:value="0.00450808573710823" calcext:value-type="float">
            <text:p>0.00450808573710823</text:p>
          </table:table-cell>
          <table:table-cell table:style-name="ce28" table:formula="of:=[.T3]/1.35" office:value-type="float" office:value="0.00333932276822832" calcext:value-type="float">
            <text:p>0.00333932276822832</text:p>
          </table:table-cell>
          <table:table-cell table:style-name="ce28" table:formula="of:=[.U3]/1.35" office:value-type="float" office:value="0.00247357242090987" calcext:value-type="float">
            <text:p>0.00247357242090987</text:p>
          </table:table-cell>
          <table:table-cell table:style-name="ce28" table:formula="of:=[.V3]/1.35" office:value-type="float" office:value="0.00183227586734064" calcext:value-type="float">
            <text:p>0.00183227586734064</text:p>
          </table:table-cell>
          <table:table-cell table:style-name="ce28" table:formula="of:=[.W3]/1.35" office:value-type="float" office:value="0.00135724138321529" calcext:value-type="float">
            <text:p>0.00135724138321529</text:p>
          </table:table-cell>
          <table:table-cell table:style-name="ce28" table:formula="of:=[.X3]/1.35" office:value-type="float" office:value="0.00100536398756688" calcext:value-type="float">
            <text:p>0.00100536398756688</text:p>
          </table:table-cell>
          <table:table-cell table:style-name="ce28" table:formula="of:=[.Y3]/1.35" office:value-type="float" office:value="0.000744714064864357" calcext:value-type="float">
            <text:p>0.000744714064864357</text:p>
          </table:table-cell>
          <table:table-cell table:style-name="ce28" table:formula="of:=[.Z3]/1.35" office:value-type="float" office:value="0.000551640048047672" calcext:value-type="float">
            <text:p>0.00055164004804767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28" office:value-type="float" office:value="0.001" calcext:value-type="float">
            <text:p>0.001</text:p>
          </table:table-cell>
          <table:table-cell table:number-columns-repeated="962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33"/>
        <table:table-row table:style-name="ro1">
          <table:table-cell table:style-name="ce47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PREC</text:p>
          </table:table-cell>
          <table:table-cell table:style-name="ce48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49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0" office:value-type="string" calcext:value-type="string">
            <text:p>r</text:p>
          </table:table-cell>
          <table:table-cell table:style-name="ce45"/>
          <table:table-cell table:style-name="ce44" table:number-columns-repeated="2"/>
          <table:table-cell table:number-columns-repeated="16370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number-columns-repeated="3" table:style-name="Default" office:value-type="float" office:value="0.035" calcext:value-type="float">
            <text:p>0.03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7" table:number-columns-repeated="3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47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47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9" office:value-type="string" calcext:value-type="string">
            <text:p>metabolite</text:p>
          </table:table-cell>
          <table:table-cell table:style-name="ce50" office:value-type="string" calcext:value-type="string">
            <text:p>mass_fraction</text:p>
          </table:table-cell>
        </table:table-row>
        <table:table-row table:style-name="ro1">
          <table:table-cell table:style-name="ce30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0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0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0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30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0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0"/>
          <table:table-cell table:style-name="ce50"/>
        </table:table-row>
        <table:table-row table:style-name="ro1" table:number-rows-repeated="2">
          <table:table-cell/>
          <table:table-cell table:style-name="ce50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table table:name="min_c" table:style-name="ta4">
        <table:table-column table:style-name="co13" table:default-cell-style-name="ce30"/>
        <table:table-column table:style-name="co13" table:default-cell-style-name="Default"/>
        <table:table-column table:style-name="co13" table:default-cell-style-name="ce30"/>
        <table:table-column table:style-name="co13" table:default-cell-style-name="Default"/>
        <table:table-column table:style-name="co13" table:default-cell-style-name="ce30"/>
        <table:table-column table:style-name="co13" table:default-cell-style-name="Default"/>
        <table:table-column table:style-name="co13" table:default-cell-style-name="ce30"/>
        <table:table-column table:style-name="co13" table:default-cell-style-name="Default"/>
        <table:table-column table:style-name="co13" table:default-cell-style-name="ce30"/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max_c" table:style-name="ta4">
        <table:table-column table:style-name="co13" table:default-cell-style-name="ce30"/>
        <table:table-column table:style-name="co1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4" calcext:value-type="float">
            <text:p>254</text:p>
          </table:table-cell>
        </table:table-row>
      </table:table>
      <table:table table:name="max_f" table:style-name="ta4">
        <table:table-column table:style-name="co13" table:number-columns-repeated="4" table:default-cell-style-name="ce30"/>
        <table:table-column table:style-name="co13" table:default-cell-style-name="ce46"/>
        <table:table-column table:style-name="co13" table:number-columns-repeated="2" table:default-cell-style-name="ce30"/>
        <table:table-column table:style-name="co13" table:number-columns-repeated="2" table:default-cell-style-name="ce31"/>
        <table:table-column table:style-name="co13" table:default-cell-style-name="ce30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28" office:value-type="float" office:value="2.5" calcext:value-type="float">
            <text:p>2.5</text:p>
          </table:table-cell>
          <table:table-cell table:number-columns-repeated="4" table:style-name="ce28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 table:style-name="ce28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4:47:24.2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5-22T14:47:46.114000000</dc:date>
    <meta:editing-cycles>270</meta:editing-cycles>
    <meta:editing-duration>P1DT7H21M30S</meta:editing-duration>
    <meta:document-statistic meta:table-count="12" meta:cell-count="658" meta:object-count="0"/>
  </office:meta>
</office:document-meta>
</file>